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Segoe Print" svg:font-family="'Segoe Print'"/>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line-height="150%"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Times New Roman" fo:font-size="11pt" fo:language="no" fo:country="NO" style:font-name-asian="Segoe Print" style:font-size-asian="11pt" style:font-name-complex="Segoe Print" style:font-size-complex="11pt"/>
    </style:style>
    <style:style style:name="P2" style:family="paragraph" style:parent-style-name="Standard" style:list-style-name="">
      <style:paragraph-properties fo:line-height="150%" style:text-autospace="none"/>
      <style:text-properties style:font-name="Times New Roman" fo:font-size="11pt" fo:language="no" fo:country="NO" style:font-name-asian="Segoe Print" style:font-size-asian="11pt" style:font-name-complex="Segoe Print" style:font-size-complex="11pt"/>
    </style:style>
    <style:style style:name="P3" style:family="paragraph" style:parent-style-name="Standard" style:list-style-name="">
      <style:paragraph-properties fo:line-height="150%"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Times New Roman" fo:font-size="11pt" fo:language="no" fo:country="NO" fo:font-weight="bold" style:font-name-asian="Segoe Print" style:font-size-asian="11pt" style:font-weight-asian="bold" style:font-name-complex="Segoe Print" style:font-size-complex="11pt" style:font-weight-complex="bold"/>
    </style:style>
    <style:style style:name="P4" style:family="paragraph" style:parent-style-name="Standard" style:list-style-name="">
      <style:paragraph-properties fo:line-height="150%"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Times New Roman" fo:font-size="11pt" fo:language="no" fo:country="NO" fo:font-weight="normal" style:font-name-asian="Segoe Print" style:font-size-asian="11pt" style:font-weight-asian="normal" style:font-name-complex="Segoe Print" style:font-size-complex="11pt" style:font-weight-complex="normal"/>
    </style:style>
    <style:style style:name="P5" style:family="paragraph" style:parent-style-name="Standard" style:list-style-name="">
      <style:paragraph-properties fo:line-height="150%" style:text-autospace="none"/>
      <style:text-properties style:font-name="Times New Roman"/>
    </style:style>
    <style:style style:name="P6" style:family="paragraph" style:parent-style-name="Standard" style:list-style-name="">
      <style:paragraph-properties fo:line-height="150%"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Times New Roman"/>
    </style:style>
    <style:style style:name="P7" style:family="paragraph" style:parent-style-name="Standard" style:list-style-name="">
      <style:paragraph-properties fo:line-height="150%"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Times New Roman" fo:font-size="12pt" fo:language="no" fo:country="NO" fo:font-weight="bold" style:font-name-asian="Segoe Print" style:font-size-asian="12pt" style:font-weight-asian="bold" style:font-name-complex="Segoe Print" style:font-size-complex="12pt" style:font-weight-complex="bold"/>
    </style:style>
    <style:style style:name="P8" style:family="paragraph" style:parent-style-name="Standard" style:list-style-name="">
      <style:paragraph-properties fo:line-height="150%" style:text-autospace="none"/>
      <style:text-properties style:font-name="Times New Roman" fo:font-size="12pt" fo:font-weight="bold" style:font-size-asian="12pt" style:font-weight-asian="bold" style:font-size-complex="12pt" style:font-weight-complex="bold"/>
    </style:style>
    <style:style style:name="P9" style:family="paragraph" style:parent-style-name="Standard">
      <style:paragraph-properties fo:margin-left="0cm" fo:margin-right="0cm" fo:margin-top="0cm" fo:margin-bottom="0cm" fo:line-height="150%" fo:orphans="2" fo:widows="2" fo:text-indent="0cm" style:auto-text-indent="false" fo:padding="0cm" fo:border="none"/>
      <style:text-properties style:font-name="Times New Roman" fo:font-size="11pt" fo:language="no" fo:country="NO" style:font-name-asian="Segoe Print" style:font-size-asian="11pt" style:font-name-complex="Segoe Print" style:font-size-complex="11pt"/>
    </style:style>
    <style:style style:name="P10" style:family="paragraph" style:parent-style-name="Standard">
      <style:paragraph-properties fo:margin-left="0cm" fo:margin-right="0cm" fo:margin-top="0cm" fo:margin-bottom="0cm" fo:line-height="150%" fo:orphans="2" fo:widows="2" fo:text-indent="0cm" style:auto-text-indent="false" fo:padding="0cm" fo:border="none"/>
      <style:text-properties style:font-name="Times New Roman" fo:font-size="14pt" fo:language="no" fo:country="NO" style:font-name-asian="Segoe Print" style:font-size-asian="14pt" style:font-name-complex="Segoe Print" style:font-size-complex="14pt"/>
    </style:style>
    <style:style style:name="P11" style:family="paragraph" style:parent-style-name="Standard">
      <style:paragraph-properties fo:margin-left="0cm" fo:margin-right="0cm" fo:margin-top="0cm" fo:margin-bottom="0cm" fo:line-height="150%" fo:orphans="2" fo:widows="2" fo:text-indent="0cm" style:auto-text-indent="false" fo:padding="0cm" fo:border="none"/>
      <style:text-properties style:font-name="Times New Roman" fo:font-size="14pt" fo:language="no" fo:country="NO" fo:font-weight="normal" style:font-name-asian="Segoe Print" style:font-size-asian="14pt" style:font-weight-asian="normal" style:font-name-complex="Segoe Print" style:font-size-complex="14pt" style:font-weight-complex="normal"/>
    </style:style>
    <style:style style:name="P12" style:family="paragraph" style:parent-style-name="Standard">
      <style:paragraph-properties fo:margin-left="0cm" fo:margin-right="0cm" fo:margin-top="0cm" fo:margin-bottom="0cm" fo:line-height="150%" fo:orphans="2" fo:widows="2" fo:text-indent="0cm" style:auto-text-indent="false" fo:padding="0cm" fo:border="none"/>
      <style:text-properties style:font-name="Times New Roman" fo:font-size="12pt" fo:language="no" fo:country="NO" style:font-name-asian="Segoe Print" style:font-size-asian="12pt" style:font-name-complex="Segoe Print" style:font-size-complex="12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variant="normal" fo:text-transform="none" fo:color="#000000" fo:letter-spacing="normal" fo:font-style="normal"/>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fo:letter-spacing="normal" fo:font-style="normal" fo:font-weight="bold" style:font-weight-asian="bold" style:font-weight-complex="bold"/>
    </style:style>
    <style:style style:name="T6" style:family="text">
      <style:text-properties fo:font-variant="normal" fo:text-transform="none" fo:color="#000000" fo:font-size="9.75pt" fo:letter-spacing="normal" fo:font-style="normal"/>
    </style:style>
    <style:style style:name="T7" style:family="text">
      <style:text-properties fo:font-variant="normal" fo:text-transform="none" fo:color="#000000" fo:font-size="9.75pt" fo:letter-spacing="normal" fo:font-style="normal" fo:font-weight="normal"/>
    </style:style>
    <style:style style:name="T8" style:family="text">
      <style:text-properties style:font-name="Segoe Print" fo:font-size="11pt" fo:language="no" fo:country="NO" style:font-name-asian="Segoe Print" style:font-size-asian="11pt" style:font-name-complex="Segoe Print" style:font-size-complex="11pt"/>
    </style:style>
    <style:style style:name="T9" style:family="text">
      <style:text-properties style:font-name="Segoe Print" fo:font-size="11pt" fo:language="nb" fo:country="NO" style:font-name-asian="Segoe Print" style:font-size-asian="11pt" style:font-name-complex="Segoe Print" style:font-size-complex="11pt"/>
    </style:style>
    <style:style style:name="T10" style:family="text">
      <style:text-properties fo:font-size="11pt" fo:language="no" fo:country="NO" style:font-name-asian="Segoe Print" style:font-size-asian="11pt" style:font-name-complex="Segoe Print" style:font-size-complex="11pt"/>
    </style:style>
    <style:style style:name="T11" style:family="text">
      <style:text-properties fo:font-size="11pt" fo:language="nb" fo:country="NO" style:font-name-asian="Segoe Print" style:font-size-asian="11pt" style:font-name-complex="Segoe Print" style:font-size-complex="11pt"/>
    </style:style>
    <style:style style:name="T12" style:family="text">
      <style:text-properties fo:language="no" fo:country="NO" style:font-name-asian="Segoe Print" style:font-name-complex="Segoe Print"/>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5">Rules of Chess</text:span></text:p>
      <text:p text:style-name="P11"><text:span text:style-name="T3"/></text:p>
      <text:p text:style-name="P12"><text:span text:style-name="T5">Movement Rules:</text:span></text:p>
      <text:p text:style-name="P9"><text:span text:style-name="T7">- </text:span><text:span text:style-name="T5">The king</text:span><text:span text:style-name="T4"> can move exactly one square horizontally, vertically, or diagonally. Only once per player, per game, is a king allowed to make a special move known as castling (see below).</text:span></text:p>
      <text:p text:style-name="P1">- <text:span text:style-name="T2">The rook</text:span> moves any number of vacant squares vertically or horizontally. It also is moved while castling.</text:p>
      <text:p text:style-name="P1">- <text:span text:style-name="T2">The bishop</text:span> moves any number of vacant squares in any diagonal direction.</text:p>
      <text:p text:style-name="P1">- <text:span text:style-name="T2">The queen</text:span> can move any number of vacant squares diagonally, horizontally, or vertically.</text:p>
      <text:p text:style-name="P1">- <text:span text:style-name="T2">The knight</text:span> moves to the nearest square not on the same rank, file, or diagonal. In other words, the knight moves two squares horizontally then one square vertically, or one square horizontally then two squares vertically. Its move is not blocked by other pieces: it jumps to the new location.</text:p>
      <text:p text:style-name="P1">- <text:span text:style-name="T2">Pawns</text:span> have the most complex rules of movement:</text:p>
      <text:p text:style-name="P1">A pawn can move forward one square, if that square is unoccupied. If it has not yet moved, each pawn has the option of moving two squares forward provided both squares in front of the pawn are unoccupied. A pawn cannot move backwards.</text:p>
      <text:p text:style-name="P5"><text:span text:style-name="T10">Pawns are the only pieces that capture differently from how they move. They can capture an enemy piece on either of the two spaces adjacent to the space in front of them (i.e., the two squares diagonally in front of them) but cannot move to these spaces if they are vacant.</text:span></text:p>
      <text:p text:style-name="P5"><text:span text:style-name="T10"/></text:p>
      <text:p text:style-name="P8"><text:span text:style-name="T12">Castling:</text:span></text:p>
      <text:p text:style-name="P2">Castling consists of moving the king two squares towards a rook, then placing the rook on the other side of the king, adjacent to it.[2] Castling is only permissible if all of the following conditions hold:</text:p>
      <text:p text:style-name="P1">The king and rook involved in castling must not have previously moved;</text:p>
      <text:p text:style-name="P1">There must be no pieces between the king and the rook;</text:p>
      <text:p text:style-name="P1">The king may not currently be in check, nor may the king pass through or end up in a square that is under attack by an enemy piece (though the rook is permitted to be under attack and to pass over an attacked square).</text:p>
      <text:p text:style-name="P1"/>
      <text:p text:style-name="P7">Check:</text:p>
      <text:p text:style-name="P3"><text:span text:style-name="T1">A king is in check when it is under attack by one or more enemy pieces. A piece unable to move because it would place its own king in check (it is pinned against its own king) may still deliver check to the opposing player.</text:span></text:p>
      <text:p text:style-name="P1">A player may not make any move which places or leaves his king in check. The possible ways to get out of check are:</text:p>
      <text:p text:style-name="P1">Move the king to a square where it is not threatened.</text:p>
      <text:p text:style-name="P1">Capture the threatening piece (possibly with the king).</text:p>
      <text:p text:style-name="P1">Block the check by placing a piece between the king and the opponent's threatening piece.</text:p>
      <text:p text:style-name="P1"><text:soft-page-break/>If it is not possible to get out of check, the king is checkmated and the game is over (see the next section).</text:p>
      <text:p text:style-name="P1"/>
      <text:p text:style-name="P7">Checkmate:</text:p>
      <text:p text:style-name="P4">If a player's king is placed in check and there is no legal move that player can make to escape check, then the king is said to be checkmated, the game ends, and that player loses (Schiller 2003:20–21). Unlike other pieces, the king is never actually captured or removed from the board because checkmate ends the game.</text:p>
      <text:p text:style-name="P4"/>
      <text:p text:style-name="P7">Draws:</text:p>
      <text:p text:style-name="P4">The game ends in a draw if any of these conditions occur:</text:p>
      <text:p text:style-name="P1">- The game is automatically a draw if the player to move is not in check but has no legal move. This situation is called a stalemate. An example of such a position is shown in the diagram to the right.</text:p>
      <text:p text:style-name="P1">- The game is immediately drawn when there is no possibility of checkmate for either side with any series of legal moves. </text:p>
      <text:p text:style-name="P1"><text:s/></text:p>
      <text:p text:style-name="P1">This draw is often due to insufficient material, including the endgames:</text:p>
      <text:p text:style-name="P1">- king against king;</text:p>
      <text:p text:style-name="P1">- king against king and bishop;</text:p>
      <text:p text:style-name="P1">- king against king and knight;</text:p>
      <text:p text:style-name="P1">- king and bishop against king and bishop, with both bishops on diagonals of the same color.</text:p>
      <text:p text:style-name="P1">- Both players agree to a draw after one of the players makes such an offer.</text:p>
      <text:p text:style-name="P1">- The player having the move may claim a draw by declaring that one of the following conditions exists, or by declaring an intention to make a move which will bring about one of these conditions:</text:p>
      <text:p text:style-name="P1">- Threefold repetition: The same board position has occurred three times with the same player to move and all pieces having the same rights to move, including the right to castle or capture en passant.</text:p>
      <text:p text:style-name="P6"><text:span text:style-name="T10">If the claim is proven true, the game is drawn</text:span><text:span text:style-name="T11">.</text:span></text:p>
      <text:p text:style-name="P4"/>
      <text:p text:style-name="P3"><text:span text:style-name="T1"/></text:p>
      <text:p text:style-name="P5"><text:span text:style-name="T10"/></text:p>
      <text:p text:style-name="P5"><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Segoe Print" svg:font-family="'Segoe Print'"/>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lin Schei</meta:initial-creator>
    <meta:creation-date>2012-04-25T14:49:48.66</meta:creation-date>
    <meta:document-statistic meta:table-count="0" meta:image-count="0" meta:object-count="0" meta:page-count="2" meta:paragraph-count="38" meta:word-count="742" meta:character-count="4018"/>
    <dc:date>2012-04-25T14:59:41.62</dc:date>
    <dc:creator>Malin Schei</dc:creator>
    <meta:editing-duration>PT9M53S</meta:editing-duration>
    <meta:editing-cycles>1</meta:editing-cycles>
    <meta:generator>OpenOffice.org/3.3$Win32 OpenOffice.org_project/330m20$Build-9567</meta:generator>
  </office:meta>
</office:document-meta>
</file>